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5120000028C5DFE2A5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draw:stroke="dash" draw:stroke-dash="Ultrafine_20_Dashed"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-dash="Ultrafine_20_Dashed" svg:stroke-width="0.03cm" svg:stroke-color="#000000" draw:marker-start="Arrow" draw:marker-start-width="0.2cm" draw:marker-end="Arrow" draw:marker-end-width="0.2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Ultrafine_20_Dashed" svg:stroke-width="0.03cm" svg:stroke-color="#000000" draw:marker-start="Arrow" draw:marker-start-width="0.2cm" draw:marker-end="Arrow" draw:marker-end-width="0.2cm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Ultrafine_20_Dashed" svg:stroke-width="0.03cm" svg:stroke-color="#0000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T1" style:family="text">
      <style:text-properties style:text-position="sub 7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8.999cm" svg:height="9.542cm" svg:x="0.562cm" svg:y="0.165cm">
          <draw:image xlink:href="Pictures/10000201000005120000028C5DFE2A50.png" xlink:type="simple" xlink:show="embed" xlink:actuate="onLoad">
            <text:p/>
          </draw:image>
        </draw:frame>
        <draw:line draw:style-name="gr2" draw:text-style-name="P1" draw:layer="layout" svg:x1="0.896cm" svg:y1="9.527cm" svg:x2="8.891cm" svg:y2="5.884cm">
          <text:p/>
        </draw:line>
        <draw:line draw:style-name="gr3" draw:text-style-name="P1" draw:layer="layout" svg:x1="9.065cm" svg:y1="5.725cm" svg:x2="10.005cm" svg:y2="6.738cm">
          <text:p/>
        </draw:line>
        <draw:line draw:style-name="gr4" draw:text-style-name="P1" draw:layer="layout" svg:x1="7.518cm" svg:y1="9.094cm" svg:x2="9.86cm" svg:y2="6.983cm">
          <text:p/>
        </draw:line>
        <draw:line draw:style-name="gr4" draw:text-style-name="P1" draw:layer="layout" svg:x1="12.144cm" svg:y1="9.486cm" svg:x2="12.144cm" svg:y2="5.393cm">
          <text:p/>
        </draw:line>
        <draw:line draw:style-name="gr4" draw:text-style-name="P1" draw:layer="layout" svg:x1="13.981cm" svg:y1="9.622cm" svg:x2="11.943cm" svg:y2="9.622cm">
          <text:p/>
        </draw:line>
        <draw:line draw:style-name="gr4" draw:text-style-name="P1" draw:layer="layout" svg:x1="12.869cm" svg:y1="5.256cm" svg:x2="11.9cm" svg:y2="5.256cm">
          <text:p/>
        </draw:line>
        <draw:frame draw:style-name="gr5" draw:layer="layout" svg:width="1.59cm" svg:height="1.111cm" svg:x="12.013cm" svg:y="6.795cm">
          <draw:text-box>
            <text:p>L<text:span text:style-name="T1">neo</text:span></text:p>
          </draw:text-box>
        </draw:frame>
        <draw:frame draw:style-name="gr5" draw:layer="layout" svg:width="1.84cm" svg:height="1.111cm" svg:x="12.115cm" svg:y="8.56cm">
          <draw:text-box>
            <text:p>W<text:span text:style-name="T1">neo</text:span></text:p>
          </draw:text-box>
        </draw:frame>
        <draw:frame draw:style-name="gr5" draw:layer="layout" svg:width="1.941cm" svg:height="1.111cm" svg:x="9.267cm" svg:y="5.467cm">
          <draw:text-box>
            <text:p>W<text:span text:style-name="T1">sam</text:span></text:p>
          </draw:text-box>
        </draw:frame>
        <draw:frame draw:style-name="gr5" draw:layer="layout" svg:width="1.691cm" svg:height="1.111cm" svg:x="8.545cm" svg:y="7.825cm">
          <draw:text-box>
            <text:p>L<text:span text:style-name="T1">sam</text:span></text:p>
          </draw:text-box>
        </draw:frame>
        <draw:frame draw:style-name="gr5" draw:layer="layout" svg:width="1.797cm" svg:height="1.111cm" svg:x="4.555cm" svg:y="6.091cm">
          <draw:text-box>
            <text:p>R<text:span text:style-name="T1">sam</text:span></text:p>
          </draw:text-box>
        </draw:frame>
        <draw:frame draw:style-name="gr6" draw:layer="layout" svg:width="0.502cm" svg:height="0.963cm" svg:x="5.696cm" svg:y="6.737cm">
          <draw:text-box>
            <text:p/>
          </draw:text-box>
        </draw:frame>
        <draw:frame draw:style-name="gr5" draw:layer="layout" svg:width="0.87cm" svg:height="0.963cm" svg:x="2.142cm" svg:y="8.622cm">
          <draw:text-box>
            <text:p>α</text:p>
          </draw:text-box>
        </draw:frame>
        <draw:frame draw:style-name="gr5" draw:layer="layout" svg:width="0.866cm" svg:height="0.963cm" svg:x="6.681cm" svg:y="6.599cm">
          <draw:text-box>
            <text:p>β</text:p>
          </draw:text-box>
        </draw:frame>
        <draw:custom-shape draw:style-name="gr7" draw:text-style-name="P1" draw:layer="layout" svg:width="2.892cm" svg:height="1.836cm" svg:x="-0.521cm" svg:y="8.588cm">
          <text:p/>
          <draw:enhanced-geometry draw:glue-point-type="segments" draw:type="mso-spt100" draw:modifiers="-0.49549052000562 -35.124983241712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2.892cm" svg:height="1.836cm" svg:x="7.43cm" svg:y="4.959cm">
          <text:p/>
          <draw:enhanced-geometry draw:glue-point-type="segments" draw:type="mso-spt100" draw:modifiers="143.502491304813 124.5888387788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" draw:layer="layout" svg:width="1.717cm" svg:height="1.111cm" svg:x="11.713cm" svg:y="4.196cm">
          <draw:text-box>
            <text:p>h<text:span text:style-name="T1">cor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9T12:25:47.31</meta:creation-date>
    <dc:date>2012-06-19T14:22:18.73</dc:date>
    <meta:editing-duration>PT1H56M30S</meta:editing-duration>
    <meta:editing-cycles>3</meta:editing-cycles>
    <meta:generator>LibreOffice/3.4$Win32 LibreOffice_project/340m1$Build-302</meta:generator>
    <meta:document-statistic meta:object-count="18"/>
  </office:meta>
</office:document-meta>
</file>